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ЕСТОВЫЙ ФАЙЛ ДЛЯ АВТОТЕСТА <text:span text:style-name="T1">LANI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letter-kerning="true" style:font-name-asian="Nimbus Sans L" style:font-size-asian="12pt" style:language-asian="zh" style:country-asian="CN" style:font-name-complex="Nimbus Sans 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Nimbus Sans L" style:font-size-asian="14pt" style:font-name-complex="Nimbus Sans 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rimDawn</meta:initial-creator>
    <dc:creator>CrimDawn</dc:creator>
    <meta:editing-cycles>2</meta:editing-cycles>
    <meta:creation-date>2012-09-02T09:07:00</meta:creation-date>
    <dc:date>2012-09-02T09:07:00</dc:date>
    <meta:editing-duration>P0D</meta:editing-duration>
    <meta:generator>OpenOffice.org/3.3$Linux OpenOffice.org_project/330m20$Build-9567</meta:generator>
    <meta:document-statistic meta:table-count="0" meta:image-count="0" meta:object-count="0" meta:page-count="1" meta:paragraph-count="1" meta:word-count="5" meta:character-count="33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